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a011" officeooo:paragraph-rsid="0007a011"/>
    </style:style>
    <style:style style:name="P2" style:family="paragraph" style:parent-style-name="Standard">
      <style:text-properties officeooo:rsid="0007a011" officeooo:paragraph-rsid="00088f23"/>
    </style:style>
    <style:style style:name="P3" style:family="paragraph" style:parent-style-name="Standard">
      <style:text-properties officeooo:rsid="0007a011" officeooo:paragraph-rsid="00096ea5"/>
    </style:style>
    <style:style style:name="P4" style:family="paragraph" style:parent-style-name="Standard">
      <style:text-properties officeooo:rsid="00088f23" officeooo:paragraph-rsid="00088f23"/>
    </style:style>
    <style:style style:name="P5" style:family="paragraph" style:parent-style-name="Standard">
      <style:paragraph-properties fo:text-align="center" style:justify-single-word="false"/>
      <style:text-properties officeooo:rsid="00088f23" officeooo:paragraph-rsid="00088f23"/>
    </style:style>
    <style:style style:name="P6" style:family="paragraph" style:parent-style-name="Standard">
      <style:text-properties officeooo:rsid="00096ea5" officeooo:paragraph-rsid="00096ea5"/>
    </style:style>
    <style:style style:name="P7" style:family="paragraph" style:parent-style-name="Standard">
      <style:paragraph-properties style:writing-mode="lr-tb"/>
      <style:text-properties officeooo:rsid="00096ea5" officeooo:paragraph-rsid="00096ea5"/>
    </style:style>
    <style:style style:name="P8" style:family="paragraph" style:parent-style-name="Standard">
      <style:paragraph-properties style:writing-mode="lr-tb"/>
      <style:text-properties style:text-position="0% 100%" officeooo:rsid="000a8b2d" officeooo:paragraph-rsid="000a8b2d"/>
    </style:style>
    <style:style style:name="P9" style:family="paragraph" style:parent-style-name="Standard">
      <style:paragraph-properties style:writing-mode="lr-tb"/>
      <style:text-properties style:text-position="0% 100%" officeooo:rsid="000c61eb" officeooo:paragraph-rsid="000c61eb"/>
    </style:style>
    <style:style style:name="P10" style:family="paragraph" style:parent-style-name="Standard">
      <style:paragraph-properties style:writing-mode="lr-tb"/>
      <style:text-properties style:text-position="0% 100%" officeooo:rsid="000c61eb" officeooo:paragraph-rsid="000e237c"/>
    </style:style>
    <style:style style:name="P11" style:family="paragraph" style:parent-style-name="Standard">
      <style:paragraph-properties style:writing-mode="lr-tb"/>
      <style:text-properties style:text-line-through-style="none" style:text-line-through-type="none" style:text-position="0% 100%" officeooo:rsid="000a8b2d" officeooo:paragraph-rsid="000a8b2d"/>
    </style:style>
    <style:style style:name="P12" style:family="paragraph" style:parent-style-name="Standard">
      <style:paragraph-properties style:writing-mode="lr-tb"/>
      <style:text-properties style:text-line-through-style="none" style:text-line-through-type="none" style:text-position="0% 100%" officeooo:rsid="000a8b2d" officeooo:paragraph-rsid="000e237c"/>
    </style:style>
    <style:style style:name="P13" style:family="paragraph" style:parent-style-name="Standard">
      <style:paragraph-properties style:writing-mode="lr-tb"/>
      <style:text-properties style:text-line-through-style="none" style:text-line-through-type="none" style:text-position="0% 100%" officeooo:rsid="000a8b2d" officeooo:paragraph-rsid="000f9fc2"/>
    </style:style>
    <style:style style:name="P14" style:family="paragraph" style:parent-style-name="Standard">
      <style:paragraph-properties style:writing-mode="lr-tb"/>
      <style:text-properties style:text-line-through-style="none" style:text-line-through-type="none" style:text-position="0% 100%" officeooo:rsid="000c61eb" officeooo:paragraph-rsid="000c61eb"/>
    </style:style>
    <style:style style:name="P15" style:family="paragraph" style:parent-style-name="Standard">
      <style:paragraph-properties style:writing-mode="lr-tb"/>
      <style:text-properties style:text-line-through-style="none" style:text-line-through-type="none" style:text-position="0% 100%" officeooo:rsid="000c61eb" officeooo:paragraph-rsid="000f9fc2"/>
    </style:style>
    <style:style style:name="P16" style:family="paragraph" style:parent-style-name="Standard">
      <style:paragraph-properties style:writing-mode="lr-tb"/>
      <style:text-properties style:text-line-through-style="none" style:text-line-through-type="none" style:text-position="0% 100%" officeooo:rsid="000c61eb" officeooo:paragraph-rsid="0010fc36"/>
    </style:style>
    <style:style style:name="P17" style:family="paragraph" style:parent-style-name="Standard">
      <style:paragraph-properties style:writing-mode="lr-tb"/>
      <style:text-properties style:text-line-through-style="none" style:text-line-through-type="none" style:text-position="0% 100%" officeooo:rsid="000f9fc2" officeooo:paragraph-rsid="000f9fc2"/>
    </style:style>
    <style:style style:name="P18" style:family="paragraph" style:parent-style-name="Standard">
      <style:paragraph-properties style:writing-mode="lr-tb"/>
      <style:text-properties style:text-position="0% 100%" officeooo:rsid="000c61eb" officeooo:paragraph-rsid="000c61eb"/>
    </style:style>
    <style:style style:name="P19" style:family="paragraph" style:parent-style-name="Standard">
      <style:paragraph-properties fo:break-before="page" style:writing-mode="lr-tb"/>
      <style:text-properties style:text-position="0% 100%" officeooo:rsid="000c61eb" officeooo:paragraph-rsid="000c61eb"/>
    </style:style>
    <style:style style:name="P20" style:family="paragraph" style:parent-style-name="Standard">
      <style:paragraph-properties style:writing-mode="lr-tb"/>
      <style:text-properties style:text-position="0% 100%" officeooo:rsid="000c61eb" officeooo:paragraph-rsid="000e237c"/>
    </style:style>
    <style:style style:name="P21" style:family="paragraph" style:parent-style-name="Standard">
      <style:paragraph-properties style:writing-mode="lr-tb"/>
      <style:text-properties style:text-position="0% 100%" officeooo:rsid="000c61eb" officeooo:paragraph-rsid="000f9fc2"/>
    </style:style>
    <style:style style:name="P22" style:family="paragraph" style:parent-style-name="Standard">
      <style:paragraph-properties style:writing-mode="lr-tb"/>
      <style:text-properties style:text-position="0% 100%" officeooo:rsid="000a8b2d" officeooo:paragraph-rsid="000a8b2d"/>
    </style:style>
    <style:style style:name="T1" style:family="text">
      <style:text-properties officeooo:rsid="00088f23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88f23"/>
    </style:style>
    <style:style style:name="T4" style:family="text">
      <style:text-properties style:text-position="sub 58%" officeooo:rsid="000a8b2d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088f23"/>
    </style:style>
    <style:style style:name="T7" style:family="text">
      <style:text-properties style:text-position="super 58%"/>
    </style:style>
    <style:style style:name="T8" style:family="text">
      <style:text-properties style:text-position="super 58%" officeooo:rsid="00088f23"/>
    </style:style>
    <style:style style:name="T9" style:family="text">
      <style:text-properties officeooo:rsid="00096ea5"/>
    </style:style>
    <style:style style:name="T10" style:family="text">
      <style:text-properties style:text-line-through-style="none" style:text-line-through-type="none"/>
    </style:style>
    <style:style style:name="T11" style:family="text">
      <style:text-properties style:text-line-through-style="none" style:text-line-through-type="none" style:text-position="0% 100%" officeooo:rsid="000a8b2d"/>
    </style:style>
    <style:style style:name="T12" style:family="text">
      <style:text-properties style:text-line-through-style="none" style:text-line-through-type="none" style:text-position="sub 58%"/>
    </style:style>
    <style:style style:name="T13" style:family="text">
      <style:text-properties style:text-line-through-style="none" style:text-line-through-type="none" style:text-position="sub 58%" officeooo:rsid="000a8b2d"/>
    </style:style>
    <style:style style:name="T14" style:family="text">
      <style:text-properties style:text-line-through-style="none" style:text-line-through-type="none" style:text-position="sub 58%" officeooo:rsid="000e237c"/>
    </style:style>
    <style:style style:name="T15" style:family="text">
      <style:text-properties style:text-line-through-style="none" style:text-line-through-type="none" style:text-position="sub 58%" officeooo:rsid="000ef279"/>
    </style:style>
    <style:style style:name="T16" style:family="text">
      <style:text-properties style:text-line-through-style="none" style:text-line-through-type="none" style:text-position="sub 58%" officeooo:rsid="000f9fc2"/>
    </style:style>
    <style:style style:name="T17" style:family="text">
      <style:text-properties style:text-line-through-style="none" style:text-line-through-type="none" officeooo:rsid="000a8b2d"/>
    </style:style>
    <style:style style:name="T18" style:family="text">
      <style:text-properties style:text-line-through-style="none" style:text-line-through-type="none" officeooo:rsid="000e237c"/>
    </style:style>
    <style:style style:name="T19" style:family="text">
      <style:text-properties style:text-line-through-style="none" style:text-line-through-type="none" officeooo:rsid="000ef279"/>
    </style:style>
    <style:style style:name="T20" style:family="text">
      <style:text-properties style:text-line-through-style="none" style:text-line-through-type="none" officeooo:rsid="000f9fc2"/>
    </style:style>
    <style:style style:name="T21" style:family="text">
      <style:text-properties officeooo:rsid="000a8b2d"/>
    </style:style>
    <style:style style:name="T22" style:family="text">
      <style:text-properties officeooo:rsid="000f9fc2"/>
    </style:style>
    <style:style style:name="T23" style:family="text">
      <style:text-properties officeooo:rsid="000e237c"/>
    </style:style>
    <style:style style:name="T24" style:family="text">
      <style:text-properties officeooo:rsid="0010fc36"/>
    </style:style>
    <style:style style:name="T25" style:family="text">
      <style:text-properties officeooo:rsid="001213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luno: Tales Cruz da Silva – Turma de Sistemas de informação.</text:p>
      <text:p text:style-name="P1">2.</text:p>
      <text:p text:style-name="P1">Primeiramente convertemos 0x42F67740 para binário:</text:p>
      <text:p text:style-name="P1">0100 0010 1111 0110 0111 0111 0100 0000<text:span text:style-name="T3">2</text:span>.</text:p>
      <text:p text:style-name="P1">Então separamos os campos:</text:p>
      <text:p text:style-name="P1">sinal = 0 = positivo</text:p>
      <text:p text:style-name="P2">expoente <text:span text:style-name="T1">polarizado</text:span>= 10000101<text:span text:style-name="T3">2</text:span> - <text:s/>1111111<text:span text:style-name="T3">2</text:span> = 133 – 127 = 6</text:p>
      <text:p text:style-name="P1">fração = 11101100111011101000000<text:span text:style-name="T3">2</text:span></text:p>
      <text:p text:style-name="P1">Então montamos o numero como:</text:p>
      <text:p text:style-name="P1">-1<text:span text:style-name="T7">sinal</text:span> * 2<text:span text:style-name="T8">expoente</text:span> * 1,fração, daí temos:</text:p>
      <text:p text:style-name="P2">1*2<text:span text:style-name="T8">6</text:span>*1.11101100111011101000000<text:span text:style-name="T3">2</text:span> = 1111011.00111011101000000<text:span text:style-name="T3">2</text:span> <text:span text:style-name="T1">= 123.23291015625.</text:span></text:p>
      <text:p text:style-name="P2"/>
      <text:p text:style-name="P4">3.</text:p>
      <text:p text:style-name="P4">Primeiramente convertemos 321,45312 para binário em ponto fixo:</text:p>
      <text:p text:style-name="P4">101000001.01110011111111111011<text:span text:style-name="T2">2</text:span><text:span text:style-name="T5">.</text:span></text:p>
      <text:p text:style-name="P4">Para colocarmos este numero no padrão do ponto flutuante, multiplicamos por 1 no formato 2<text:span text:style-name="T7">0</text:span><text:span text:style-name="T5">:</text:span></text:p>
      <text:p text:style-name="P4">101000001.01110011111111111011<text:span text:style-name="T2">2</text:span><text:span text:style-name="T5"> * 2</text:span><text:span text:style-name="T7">0</text:span><text:span text:style-name="T5">.</text:span></text:p>
      <text:p text:style-name="P4">Então, para transformarmos o numero em 1,fração, teremos:</text:p>
      <text:p text:style-name="P4">1.0100000101110011111111111011<text:span text:style-name="T2">2 </text:span><text:span text:style-name="T5">* 2</text:span><text:span text:style-name="T7">8</text:span><text:span text:style-name="T5">.</text:span></text:p>
      <text:p text:style-name="P4">nosso expoente polarizado = 8, sabendo que ep = e-base → 8=e-127 → e = 135 → e = 10000111<text:span text:style-name="T2">2</text:span><text:span text:style-name="T5">.</text:span></text:p>
      <text:p text:style-name="P4">sabendo que o sinal do número é positivo, temos o bit mais significativo = 0.</text:p>
      <text:p text:style-name="P4">então temos:</text:p>
      <text:p text:style-name="P4">sinal = 0 = positivo.</text:p>
      <text:p text:style-name="P3">expoente <text:span text:style-name="T1">polarizado </text:span><text:span text:style-name="T9">= <text:s/></text:span><text:span text:style-name="T1">10000111</text:span><text:span text:style-name="T3">2</text:span><text:span text:style-name="T6">.</text:span></text:p>
      <text:p text:style-name="P3">fração <text:span text:style-name="T9">= <text:s/></text:span><text:span text:style-name="T1">0100000101110011111111111011</text:span><text:span text:style-name="T3">2</text:span><text:span text:style-name="T6">.</text:span></text:p>
      <text:p text:style-name="P6"><text:span text:style-name="T6">d</text:span><text:span text:style-name="T5">aí temos o numero:</text:span></text:p>
      <text:p text:style-name="P6">0100 0011 1010 0000 1011 1010 0000 0000<text:span text:style-name="T2">2</text:span><text:span text:style-name="T5"> ou 0x43A0BA00.</text:span></text:p>
      <text:p text:style-name="P6"/>
      <text:p text:style-name="P6">4.</text:p>
      <text:p text:style-name="P6">para converter a = -10 com 5 bits, inicialmente faremos a = 10 e posteriormente faremos o complemento:</text:p>
      <text:p text:style-name="P7">10 = <text:span text:style-name="T21">0</text:span>1010<text:span text:style-name="T2">2</text:span><text:span text:style-name="T5"> → </text:span><text:span text:style-name="T11">a complementado <text:s/>= 10101</text:span><text:span text:style-name="T13">2</text:span><text:span text:style-name="T11">+1</text:span><text:span text:style-name="T13">2</text:span><text:span text:style-name="T11"> = 10110</text:span><text:span text:style-name="T13">2</text:span></text:p>
      <text:p text:style-name="P11">para converter b = 3:</text:p>
      <text:p text:style-name="P8"><text:span text:style-name="T10">3 = 11</text:span><text:span text:style-name="T12">2</text:span><text:span text:style-name="T10">, com 5 bits b = 00011</text:span><text:span text:style-name="T12">2</text:span><text:span text:style-name="T10">.</text:span></text:p>
      <text:p text:style-name="P8"><text:span text:style-name="T10">Para multiplicarmos 10110</text:span><text:span text:style-name="T12">2 <text:s/></text:span><text:span text:style-name="T10">* <text:s/>00011</text:span><text:span text:style-name="T12">2 <text:s/></text:span><text:span text:style-name="T10">pelo algoritmo de Booth:</text:span></text:p>
      <text:p text:style-name="P8"><text:span text:style-name="T10"/></text:p>
      <text:p text:style-name="P9"><text:span text:style-name="T18">I</text:span><text:span text:style-name="T10">teração 0:</text:span></text:p>
      <text:p text:style-name="P9"><text:span text:style-name="T10">multiplicando = </text:span><text:span text:style-name="T17">10110</text:span><text:span text:style-name="T13">2 </text:span></text:p>
      <text:p text:style-name="P9"><text:span text:style-name="T10">produto = 0000 </text:span><text:span text:style-name="T17">00011</text:span><text:span text:style-name="T13">2</text:span></text:p>
      <text:p text:style-name="P9"><text:span text:style-name="T17">B</text:span><text:span text:style-name="T10">A = 0</text:span></text:p>
      <text:p text:style-name="P9"><text:span text:style-name="T10"/></text:p>
      <text:p text:style-name="P9"><text:span text:style-name="T18">I</text:span><text:span text:style-name="T10">teração 1:</text:span></text:p>
      <text:p text:style-name="P15">a)subtraímos o multiplicando dos bits mais significativos do produto, <text:span text:style-name="T22"><text:s/>pois BA = 0 e produto[0] = 1</text:span>:</text:p>
      <text:p text:style-name="P9"><text:span text:style-name="T10">0 - </text:span><text:span text:style-name="T17">10110</text:span><text:span text:style-name="T13">2</text:span><text:span text:style-name="T10"> = </text:span><text:span text:style-name="T19">0 + 01001</text:span><text:span text:style-name="T15">2</text:span><text:span text:style-name="T19"> + 1</text:span><text:span text:style-name="T10"> </text:span><text:span text:style-name="T19">=</text:span><text:span text:style-name="T10"> 01010</text:span><text:span text:style-name="T13">2 </text:span></text:p>
      <text:p text:style-name="P9"><text:span text:style-name="T17">produto </text:span><text:span text:style-name="T10">= 01010</text:span><text:span text:style-name="T17"> 00011</text:span><text:span text:style-name="T13">2</text:span></text:p>
      <text:p text:style-name="P9"><text:span text:style-name="T17">b</text:span><text:span text:style-name="T10">) deslocamento aritmético para a direita do produto:</text:span></text:p>
      <text:p text:style-name="P9"><text:span text:style-name="T10">produto = 00101</text:span><text:span text:style-name="T17"> 000</text:span><text:span text:style-name="T10">0</text:span><text:span text:style-name="T17">1</text:span><text:span text:style-name="T13">2</text:span></text:p>
      <text:p text:style-name="P9"><text:span text:style-name="T17">B</text:span><text:span text:style-name="T10">A = 1</text:span></text:p>
      <text:p text:style-name="P9"><text:span text:style-name="T10"/></text:p>
      <text:p text:style-name="P19"><text:span text:style-name="T10"/></text:p>
      <text:p text:style-name="P9"><text:span text:style-name="T18">I</text:span><text:span text:style-name="T10">teração 2:</text:span></text:p>
      <text:p text:style-name="P14">a) <text:span text:style-name="T22">Nenhuma operação, pois BA = 1 e produto[0] = 1</text:span>:</text:p>
      <text:p text:style-name="P21"><text:span text:style-name="T10">produto = 00101</text:span><text:span text:style-name="T17"> 000</text:span><text:span text:style-name="T10">0</text:span><text:span text:style-name="T17">1</text:span><text:span text:style-name="T13">2</text:span></text:p>
      <text:p text:style-name="P21"><text:span text:style-name="T17">BA = 1</text:span></text:p>
      <text:p text:style-name="P10"><text:span text:style-name="T17">b</text:span><text:span text:style-name="T10">) deslocamento aritmético para a direita do produto:</text:span></text:p>
      <text:p text:style-name="P10"><text:span text:style-name="T17">produto </text:span><text:span text:style-name="T10">= </text:span><text:span text:style-name="T20">00010</text:span><text:span text:style-name="T17"> </text:span><text:span text:style-name="T18">1</text:span><text:span text:style-name="T17">00</text:span><text:span text:style-name="T18">0</text:span><text:span text:style-name="T20">0</text:span><text:span text:style-name="T13">2</text:span></text:p>
      <text:p text:style-name="P12">BA = 1;</text:p>
      <text:p text:style-name="P10"><text:span text:style-name="T17"/></text:p>
      <text:p text:style-name="P10"><text:span text:style-name="T18">I</text:span><text:span text:style-name="T17">teração </text:span><text:span text:style-name="T18">3</text:span><text:span text:style-name="T17">:</text:span></text:p>
      <text:p text:style-name="P16"><text:span text:style-name="T22">a)</text:span>somamos <text:s/>o multiplicando dos bits mais significativos do produto, <text:span text:style-name="T22"><text:s/>pois BA = 1 e produto[0] = </text:span><text:span text:style-name="T24">0</text:span><text:span text:style-name="T25">t</text:span>:</text:p>
      <text:p text:style-name="P21"><text:span text:style-name="T20">00010</text:span><text:span text:style-name="T14">2</text:span><text:span text:style-name="T10"> + </text:span><text:span text:style-name="T17">10110</text:span><text:span text:style-name="T13">2</text:span><text:span text:style-name="T17"> </text:span><text:span text:style-name="T10">=</text:span><text:span text:style-name="T17"> </text:span><text:span text:style-name="T20">11000</text:span><text:span text:style-name="T14">2</text:span></text:p>
      <text:p text:style-name="P21"><text:span text:style-name="T17">produto </text:span><text:span text:style-name="T10">= </text:span><text:span text:style-name="T20">11000</text:span><text:span text:style-name="T17"> </text:span><text:span text:style-name="T18">1</text:span><text:span text:style-name="T17">00</text:span><text:span text:style-name="T18">0</text:span><text:span text:style-name="T20">0</text:span><text:span text:style-name="T13">2</text:span></text:p>
      <text:p text:style-name="P10"><text:span text:style-name="T17">b</text:span><text:span text:style-name="T10">) deslocamento aritmético para a direita do produto:</text:span></text:p>
      <text:p text:style-name="P21"><text:span text:style-name="T17">produto </text:span><text:span text:style-name="T10">= </text:span><text:span text:style-name="T20">11100</text:span><text:span text:style-name="T17"> </text:span><text:span text:style-name="T20">0</text:span><text:span text:style-name="T18">1</text:span><text:span text:style-name="T17">00</text:span><text:span text:style-name="T18">0</text:span><text:span text:style-name="T13">2</text:span></text:p>
      <text:p text:style-name="P12">BA = <text:span text:style-name="T22">0</text:span>;</text:p>
      <text:p text:style-name="P10"><text:span text:style-name="T17"/></text:p>
      <text:p text:style-name="P21"><text:span text:style-name="T18">I</text:span><text:span text:style-name="T17">teração </text:span><text:span text:style-name="T20">4</text:span><text:span text:style-name="T17">:</text:span></text:p>
      <text:p text:style-name="P21"><text:span text:style-name="T10">a) </text:span><text:span text:style-name="T20">Nenhuma operação, pois BA = 0 e produto[0] = 0</text:span><text:span text:style-name="T10">:</text:span></text:p>
      <text:p text:style-name="P21"><text:span text:style-name="T17">produto </text:span><text:span text:style-name="T10">= </text:span><text:span text:style-name="T20">11000</text:span><text:span text:style-name="T17"> </text:span><text:span text:style-name="T18">1</text:span><text:span text:style-name="T17">00</text:span><text:span text:style-name="T18">0</text:span><text:span text:style-name="T20">0</text:span><text:span text:style-name="T13">2</text:span></text:p>
      <text:p text:style-name="P21"><text:span text:style-name="T17">b</text:span><text:span text:style-name="T10">) deslocamento aritmético para a direita do produto:</text:span></text:p>
      <text:p text:style-name="P21"><text:span text:style-name="T17">produto </text:span><text:span text:style-name="T10">= </text:span><text:span text:style-name="T20">11110</text:span><text:span text:style-name="T17"> </text:span><text:span text:style-name="T20">001</text:span><text:span text:style-name="T17">0</text:span><text:span text:style-name="T18">0</text:span><text:span text:style-name="T13">2</text:span></text:p>
      <text:p text:style-name="P13"><text:span text:style-name="T17">BA = </text:span><text:span text:style-name="T22">0</text:span><text:span text:style-name="T17">;</text:span></text:p>
      <text:p text:style-name="P10"><text:span text:style-name="T17"/></text:p>
      <text:p text:style-name="P21"><text:span text:style-name="T18">I</text:span><text:span text:style-name="T17">teração </text:span><text:span text:style-name="T20">5</text:span><text:span text:style-name="T17">:</text:span></text:p>
      <text:p text:style-name="P21"><text:span text:style-name="T10">a) </text:span><text:span text:style-name="T20">Nenhuma operação, pois BA = 0 e produto[0] = 0</text:span><text:span text:style-name="T10">:</text:span></text:p>
      <text:p text:style-name="P21"><text:span text:style-name="T17">produto </text:span><text:span text:style-name="T10">= </text:span><text:span text:style-name="T20">11000</text:span><text:span text:style-name="T17"> </text:span><text:span text:style-name="T18">1</text:span><text:span text:style-name="T17">00</text:span><text:span text:style-name="T18">0</text:span><text:span text:style-name="T20">0</text:span><text:span text:style-name="T13">2</text:span></text:p>
      <text:p text:style-name="P21"><text:span text:style-name="T17">b</text:span><text:span text:style-name="T10">) deslocamento aritmético para a direita do produto:</text:span></text:p>
      <text:p text:style-name="P21"><text:span text:style-name="T17">produto </text:span><text:span text:style-name="T10">= </text:span><text:span text:style-name="T20">11111</text:span><text:span text:style-name="T17"> </text:span><text:span text:style-name="T20">0001</text:span><text:span text:style-name="T18">0</text:span><text:span text:style-name="T13">2</text:span></text:p>
      <text:p text:style-name="P13">BA = <text:span text:style-name="T22">0</text:span>;</text:p>
      <text:p text:style-name="P13"/>
      <text:p text:style-name="P17">resultado final = 11111<text:span text:style-name="T21"> </text:span>0001<text:span text:style-name="T23">0</text:span><text:span text:style-name="T4">2 </text:span>= -3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6:31:39.140322308</meta:creation-date>
    <meta:generator>LibreOffice/24.2.5.2$Linux_X86_64 LibreOffice_project/d6e8b0f3fc6e8af2b00cf4969fd0d2fa45b9a62e</meta:generator>
    <dc:date>2024-07-23T15:24:47.726196710</dc:date>
    <meta:editing-duration>PT2H53M59S</meta:editing-duration>
    <meta:editing-cycles>3</meta:editing-cycles>
    <meta:document-statistic meta:table-count="0" meta:image-count="0" meta:object-count="0" meta:page-count="2" meta:paragraph-count="70" meta:word-count="427" meta:character-count="2466" meta:non-whitespace-character-count="2095"/>
  </office:meta>
</office:document-meta>
</file>